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fe2d" officeooo:paragraph-rsid="0016fe2d"/>
    </style:style>
    <style:style style:name="P2" style:family="paragraph" style:parent-style-name="Heading_20_1">
      <style:text-properties officeooo:rsid="0016fe2d" officeooo:paragraph-rsid="0016fe2d"/>
    </style:style>
    <style:style style:name="P3" style:family="paragraph" style:parent-style-name="Heading_20_1">
      <style:text-properties officeooo:rsid="0030f881" officeooo:paragraph-rsid="0030f881"/>
    </style:style>
    <style:style style:name="P4" style:family="paragraph" style:parent-style-name="Standard" style:list-style-name="L1">
      <style:text-properties officeooo:paragraph-rsid="00139199"/>
    </style:style>
    <style:style style:name="P5" style:family="paragraph" style:parent-style-name="Standard" style:list-style-name="L1">
      <style:text-properties officeooo:rsid="00139199" officeooo:paragraph-rsid="00139199"/>
    </style:style>
    <style:style style:name="P6" style:family="paragraph" style:parent-style-name="Standard" style:list-style-name="L1">
      <style:text-properties fo:font-weight="bold" officeooo:paragraph-rsid="00139199" style:font-weight-asian="bold" style:font-weight-complex="bold"/>
    </style:style>
    <style:style style:name="P7" style:family="paragraph" style:parent-style-name="Standard" style:list-style-name="L1">
      <style:text-properties fo:font-weight="bold" officeooo:paragraph-rsid="002d2ead" style:font-weight-asian="bold" style:font-weight-complex="bold"/>
    </style:style>
    <style:style style:name="P8" style:family="paragraph" style:parent-style-name="Standard" style:list-style-name="L1">
      <style:text-properties fo:font-weight="bold" officeooo:rsid="00139199" officeooo:paragraph-rsid="00139199" style:font-weight-asian="bold" style:font-weight-complex="bold"/>
    </style:style>
    <style:style style:name="P9" style:family="paragraph" style:parent-style-name="Standard" style:list-style-name="L1">
      <style:text-properties fo:font-weight="bold" officeooo:rsid="002fb149" officeooo:paragraph-rsid="002fb149" style:font-weight-asian="bold" style:font-weight-complex="bold"/>
    </style:style>
    <style:style style:name="P10" style:family="paragraph" style:parent-style-name="Standard" style:list-style-name="L1">
      <style:text-properties fo:font-weight="bold" officeooo:rsid="0016c74d" officeooo:paragraph-rsid="0016c74d" style:font-weight-asian="bold" style:font-weight-complex="bold"/>
    </style:style>
    <style:style style:name="P11" style:family="paragraph" style:parent-style-name="Standard" style:list-style-name="L1">
      <style:text-properties fo:font-weight="bold" officeooo:rsid="005980b6" officeooo:paragraph-rsid="005980b6" style:font-weight-asian="bold" style:font-weight-complex="bold"/>
    </style:style>
    <style:style style:name="P12" style:family="paragraph" style:parent-style-name="Standard" style:list-style-name="L1">
      <style:text-properties fo:font-weight="bold" officeooo:rsid="001acbb1" officeooo:paragraph-rsid="001acbb1" style:font-weight-asian="bold" style:font-weight-complex="bold"/>
    </style:style>
    <style:style style:name="P13" style:family="paragraph" style:parent-style-name="Standard" style:list-style-name="L1">
      <style:text-properties fo:font-weight="bold" officeooo:rsid="0049bc28" officeooo:paragraph-rsid="0049bc28" style:font-weight-asian="bold" style:font-weight-complex="bold"/>
    </style:style>
    <style:style style:name="P14" style:family="paragraph" style:parent-style-name="Standard" style:list-style-name="L1">
      <style:text-properties fo:font-weight="bold" officeooo:rsid="001dfec6" officeooo:paragraph-rsid="001dfec6" style:font-weight-asian="bold" style:font-weight-complex="bold"/>
    </style:style>
    <style:style style:name="P15" style:family="paragraph" style:parent-style-name="Standard" style:list-style-name="L1">
      <style:text-properties fo:font-weight="bold" officeooo:rsid="0029d8f6" officeooo:paragraph-rsid="0029d8f6" style:font-weight-asian="bold" style:font-weight-complex="bold"/>
    </style:style>
    <style:style style:name="P16" style:family="paragraph" style:parent-style-name="Standard" style:list-style-name="L1">
      <style:text-properties officeooo:rsid="0049bc28" officeooo:paragraph-rsid="0049bc28"/>
    </style:style>
    <style:style style:name="P17" style:family="paragraph" style:parent-style-name="Standard" style:list-style-name="L1">
      <style:text-properties fo:font-weight="normal" officeooo:rsid="001dfec6" officeooo:paragraph-rsid="001dfec6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9d8f6" officeooo:paragraph-rsid="0029d8f6" style:font-weight-asian="normal" style:font-weight-complex="normal"/>
    </style:style>
    <style:style style:name="P19" style:family="paragraph" style:parent-style-name="Standard" style:list-style-name="L1">
      <style:paragraph-properties fo:margin-top="0.0398in" fo:margin-bottom="0.0398in" style:contextual-spacing="false"/>
      <style:text-properties fo:font-weight="bold" officeooo:rsid="00139199" officeooo:paragraph-rsid="0038a666" style:font-weight-asian="bold" style:font-weight-complex="bold"/>
    </style:style>
    <style:style style:name="P20" style:family="paragraph" style:parent-style-name="Standard" style:list-style-name="L2">
      <style:paragraph-properties fo:margin-top="0.0398in" fo:margin-bottom="0.0398in" style:contextual-spacing="false"/>
      <style:text-properties fo:font-weight="bold" officeooo:rsid="0036266f" officeooo:paragraph-rsid="0036266f" style:font-weight-asian="bold" style:font-weight-complex="bold"/>
    </style:style>
    <style:style style:name="P21" style:family="paragraph" style:parent-style-name="Standard" style:list-style-name="L2">
      <style:paragraph-properties fo:margin-top="0.0398in" fo:margin-bottom="0.0398in" style:contextual-spacing="false"/>
      <style:text-properties fo:font-weight="bold" officeooo:rsid="0042243e" officeooo:paragraph-rsid="0042243e" style:font-weight-asian="bold" style:font-weight-complex="bold"/>
    </style:style>
    <style:style style:name="P22" style:family="paragraph" style:parent-style-name="Standard" style:list-style-name="L2">
      <style:paragraph-properties fo:margin-top="0.0398in" fo:margin-bottom="0.0398in" style:contextual-spacing="false"/>
      <style:text-properties fo:font-weight="bold" officeooo:rsid="006932de" officeooo:paragraph-rsid="006932de" style:font-weight-asian="bold" style:font-weight-complex="bold"/>
    </style:style>
    <style:style style:name="P23" style:family="paragraph" style:parent-style-name="Text_20_body" style:list-style-name="L1">
      <style:text-properties fo:font-weight="bold" officeooo:rsid="0029d8f6" officeooo:paragraph-rsid="004d2b67" style:font-weight-asian="bold" style:font-weight-complex="bold"/>
    </style:style>
    <style:style style:name="P24" style:family="paragraph" style:parent-style-name="Text_20_body" style:list-style-name="L2">
      <style:text-properties fo:font-weight="bold" officeooo:rsid="00186a43" officeooo:paragraph-rsid="003ef2dc" style:font-weight-asian="bold" style:font-weight-complex="bold"/>
    </style:style>
    <style:style style:name="P25" style:family="paragraph" style:parent-style-name="Text_20_body" style:list-style-name="L2">
      <style:text-properties fo:font-weight="bold" officeooo:rsid="00186a43" officeooo:paragraph-rsid="0034b959" style:font-weight-asian="bold" style:font-weight-complex="bold"/>
    </style:style>
    <style:style style:name="P26" style:family="paragraph" style:parent-style-name="Text_20_body" style:list-style-name="L2">
      <style:text-properties fo:font-weight="bold" officeooo:rsid="002d2ead" officeooo:paragraph-rsid="002d2ead" style:font-weight-asian="bold" style:font-weight-complex="bold"/>
    </style:style>
    <style:style style:name="P27" style:family="paragraph" style:parent-style-name="Text_20_body" style:list-style-name="L2">
      <style:text-properties fo:font-weight="bold" officeooo:rsid="0019671d" officeooo:paragraph-rsid="005aca8a" style:font-weight-asian="bold" style:font-weight-complex="bold"/>
    </style:style>
    <style:style style:name="P28" style:family="paragraph" style:parent-style-name="Text_20_body" style:list-style-name="L2">
      <style:text-properties fo:font-weight="bold" officeooo:rsid="0019671d" officeooo:paragraph-rsid="0019671d" style:font-weight-asian="bold" style:font-weight-complex="bold"/>
    </style:style>
    <style:style style:name="P29" style:family="paragraph" style:parent-style-name="Text_20_body" style:list-style-name="L2">
      <style:text-properties fo:font-weight="bold" officeooo:rsid="0019991e" officeooo:paragraph-rsid="0019991e" style:font-weight-asian="bold" style:font-weight-complex="bold"/>
    </style:style>
    <style:style style:name="P30" style:family="paragraph" style:parent-style-name="Text_20_body" style:list-style-name="L2">
      <style:text-properties fo:font-weight="bold" officeooo:rsid="00221cc4" officeooo:paragraph-rsid="00221cc4" style:font-weight-asian="bold" style:font-weight-complex="bold"/>
    </style:style>
    <style:style style:name="P31" style:family="paragraph" style:parent-style-name="Text_20_body" style:list-style-name="L2">
      <style:text-properties fo:font-weight="bold" officeooo:rsid="001b6758" officeooo:paragraph-rsid="0050cceb" style:font-weight-asian="bold" style:font-weight-complex="bold"/>
    </style:style>
    <style:style style:name="P32" style:family="paragraph" style:parent-style-name="Text_20_body" style:list-style-name="L2">
      <style:text-properties fo:font-weight="bold" officeooo:rsid="00502b94" officeooo:paragraph-rsid="00553247" style:font-weight-asian="bold" style:font-weight-complex="bold"/>
    </style:style>
    <style:style style:name="P33" style:family="paragraph" style:parent-style-name="Text_20_body" style:list-style-name="L2">
      <style:text-properties fo:font-weight="bold" officeooo:rsid="001feeb0" officeooo:paragraph-rsid="001feeb0" style:font-weight-asian="bold" style:font-weight-complex="bold"/>
    </style:style>
    <style:style style:name="P34" style:family="paragraph" style:parent-style-name="Text_20_body" style:list-style-name="L2">
      <style:text-properties fo:font-weight="bold" officeooo:rsid="0060612f" officeooo:paragraph-rsid="0060612f" style:font-weight-asian="bold" style:font-weight-complex="bold"/>
    </style:style>
    <style:style style:name="P35" style:family="paragraph" style:parent-style-name="Text_20_body" style:list-style-name="L2">
      <style:text-properties fo:font-weight="bold" officeooo:rsid="006646a1" officeooo:paragraph-rsid="006646a1" style:font-weight-asian="bold" style:font-weight-complex="bold"/>
    </style:style>
    <style:style style:name="P36" style:family="paragraph" style:parent-style-name="Text_20_body" style:list-style-name="L2">
      <style:text-properties fo:font-weight="bold" officeooo:rsid="005dc66b" officeooo:paragraph-rsid="005dc66b" style:font-weight-asian="bold" style:font-weight-complex="bold"/>
    </style:style>
    <style:style style:name="P37" style:family="paragraph" style:parent-style-name="Text_20_body" style:list-style-name="L2">
      <style:text-properties fo:font-weight="bold" officeooo:paragraph-rsid="005e177d" style:font-weight-asian="bold" style:font-weight-complex="bold"/>
    </style:style>
    <style:style style:name="P38" style:family="paragraph" style:parent-style-name="Text_20_body" style:list-style-name="L2">
      <style:text-properties fo:font-weight="bold" officeooo:paragraph-rsid="002f82a1" style:font-weight-asian="bold" style:font-weight-complex="bold"/>
    </style:style>
    <style:style style:name="P39" style:family="paragraph" style:parent-style-name="Text_20_body" style:list-style-name="L2">
      <style:text-properties fo:font-weight="bold" officeooo:rsid="00553247" officeooo:paragraph-rsid="00553247" style:font-weight-asian="bold" style:font-weight-complex="bold"/>
    </style:style>
    <style:style style:name="P40" style:family="paragraph" style:parent-style-name="Text_20_body" style:list-style-name="L3">
      <style:text-properties fo:font-weight="bold" officeooo:rsid="0030f881" officeooo:paragraph-rsid="0030f881" style:font-weight-asian="bold" style:font-weight-complex="bold"/>
    </style:style>
    <style:style style:name="P41" style:family="paragraph" style:parent-style-name="Text_20_body" style:list-style-name="L3">
      <style:text-properties fo:font-weight="bold" officeooo:paragraph-rsid="004104d6" style:font-weight-asian="bold" style:font-weight-complex="bold"/>
    </style:style>
    <style:style style:name="P42" style:family="paragraph" style:parent-style-name="Text_20_body" style:list-style-name="L3">
      <style:text-properties fo:font-weight="bold" officeooo:rsid="006c0649" officeooo:paragraph-rsid="006c0649" style:font-weight-asian="bold" style:font-weight-complex="bold"/>
    </style:style>
    <style:style style:name="P43" style:family="paragraph" style:parent-style-name="Text_20_body" style:list-style-name="L2">
      <style:text-properties officeooo:paragraph-rsid="004f4a33"/>
    </style:style>
    <style:style style:name="P44" style:family="paragraph" style:parent-style-name="Text_20_body" style:list-style-name="L2">
      <style:text-properties officeooo:rsid="0054635c" officeooo:paragraph-rsid="00553247"/>
    </style:style>
    <style:style style:name="P45" style:family="paragraph" style:parent-style-name="Text_20_body" style:list-style-name="L2">
      <style:text-properties officeooo:rsid="0054635c" officeooo:paragraph-rsid="0054635c"/>
    </style:style>
    <style:style style:name="P46" style:family="paragraph" style:parent-style-name="Text_20_body" style:list-style-name="L3">
      <style:text-properties style:text-underline-style="none" fo:font-weight="bold" officeooo:rsid="00491613" officeooo:paragraph-rsid="00491613" style:font-weight-asian="bold" style:font-weight-complex="bold"/>
    </style:style>
    <style:style style:name="P47" style:family="paragraph" style:parent-style-name="Text_20_body" style:list-style-name="L3">
      <style:text-properties style:text-underline-style="none" fo:font-weight="bold" officeooo:rsid="004b72ac" officeooo:paragraph-rsid="004b72ac" style:font-weight-asian="bold" style:font-weight-complex="bold"/>
    </style:style>
    <style:style style:name="T1" style:family="text">
      <style:text-properties officeooo:rsid="00139199"/>
    </style:style>
    <style:style style:name="T2" style:family="text">
      <style:text-properties officeooo:rsid="0016fe2d"/>
    </style:style>
    <style:style style:name="T3" style:family="text">
      <style:text-properties officeooo:rsid="0019671d"/>
    </style:style>
    <style:style style:name="T4" style:family="text">
      <style:text-properties officeooo:rsid="00221cc4"/>
    </style:style>
    <style:style style:name="T5" style:family="text">
      <style:text-properties officeooo:rsid="0026aa59"/>
    </style:style>
    <style:style style:name="T6" style:family="text">
      <style:text-properties officeooo:rsid="00186a43"/>
    </style:style>
    <style:style style:name="T7" style:family="text">
      <style:text-properties officeooo:rsid="0029919f"/>
    </style:style>
    <style:style style:name="T8" style:family="text">
      <style:text-properties officeooo:rsid="0029966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9199" style:font-weight-asian="bold" style:font-weight-complex="bold"/>
    </style:style>
    <style:style style:name="T11" style:family="text">
      <style:text-properties fo:font-weight="bold" officeooo:rsid="004f4a33" style:font-weight-asian="bold" style:font-weight-complex="bold"/>
    </style:style>
    <style:style style:name="T12" style:family="text">
      <style:text-properties fo:font-weight="bold" officeooo:rsid="00553247" style:font-weight-asian="bold" style:font-weight-complex="bold"/>
    </style:style>
    <style:style style:name="T13" style:family="text">
      <style:text-properties fo:font-weight="bold" officeooo:rsid="0019671d" style:font-weight-asian="bold" style:font-weight-complex="bold"/>
    </style:style>
    <style:style style:name="T14" style:family="text">
      <style:text-properties officeooo:rsid="001dfec6"/>
    </style:style>
    <style:style style:name="T15" style:family="text">
      <style:text-properties officeooo:rsid="002b6114"/>
    </style:style>
    <style:style style:name="T16" style:family="text">
      <style:text-properties officeooo:rsid="002f82a1"/>
    </style:style>
    <style:style style:name="T17" style:family="text">
      <style:text-properties officeooo:rsid="003135a9"/>
    </style:style>
    <style:style style:name="T18" style:family="text">
      <style:text-properties officeooo:rsid="003ef2dc"/>
    </style:style>
    <style:style style:name="T19" style:family="text">
      <style:text-properties officeooo:rsid="0040ed9d"/>
    </style:style>
    <style:style style:name="T20" style:family="text">
      <style:text-properties officeooo:rsid="004104d6"/>
    </style:style>
    <style:style style:name="T21" style:family="text">
      <style:text-properties officeooo:rsid="00442716"/>
    </style:style>
    <style:style style:name="T22" style:family="text">
      <style:text-properties officeooo:rsid="00472f36"/>
    </style:style>
    <style:style style:name="T23" style:family="text">
      <style:text-properties officeooo:rsid="004f4a3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9671d" style:font-weight-asian="normal" style:font-weight-complex="normal"/>
    </style:style>
    <style:style style:name="T26" style:family="text">
      <style:text-properties fo:font-weight="normal" officeooo:rsid="00553247" style:font-weight-asian="normal" style:font-weight-complex="normal"/>
    </style:style>
    <style:style style:name="T27" style:family="text">
      <style:text-properties fo:font-weight="normal" officeooo:rsid="004f4a33" style:font-weight-asian="normal" style:font-weight-complex="normal"/>
    </style:style>
    <style:style style:name="T28" style:family="text">
      <style:text-properties officeooo:rsid="0054635c"/>
    </style:style>
    <style:style style:name="T29" style:family="text">
      <style:text-properties officeooo:rsid="00553247"/>
    </style:style>
    <style:style style:name="T30" style:family="text">
      <style:text-properties officeooo:rsid="0026cb5d"/>
    </style:style>
    <style:style style:name="T31" style:family="text">
      <style:text-properties officeooo:rsid="002d2ead"/>
    </style:style>
    <style:style style:name="T32" style:family="text">
      <style:text-properties officeooo:rsid="002fb149"/>
    </style:style>
    <style:style style:name="T33" style:family="text">
      <style:text-properties officeooo:rsid="005aca8a"/>
    </style:style>
    <style:style style:name="T34" style:family="text">
      <style:text-properties officeooo:rsid="005e177d"/>
    </style:style>
    <style:style style:name="T35" style:family="text">
      <style:text-properties officeooo:rsid="0024836d"/>
    </style:style>
    <style:style style:name="T36" style:family="text">
      <style:text-properties officeooo:rsid="006a9d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heck constrains</text:h>
      <text:p text:style-name="P1"><text:tab/>Это лишь поверхностные проверки.</text:p>
      <text:list xml:id="list3604457723" text:style-name="L1">
        <text:list-item>
          <text:p text:style-name="P5">Employees</text:p>
          <text:list>
            <text:list-item>
              <text:p text:style-name="P6"><text:span text:style-name="T1">Зарплата не может быть ниже 10 000 рубле</text:span>й</text:p>
            </text:list-item>
            <text:list-item>
              <text:p text:style-name="P4"><text:span text:style-name="T10">Число дете</text:span><text:span text:style-name="T9">й </text:span><text:span text:style-name="T10">не может быть отрицательным</text:span></text:p>
            </text:list-item>
            <text:list-item>
              <text:p text:style-name="P19">Работнику не меньше 18 лет на момент приёма на работу</text:p>
            </text:list-item>
          </text:list>
        </text:list-item>
        <text:list-item>
          <text:p text:style-name="P5">Repairs</text:p>
          <text:list>
            <text:list-item>
              <text:p text:style-name="P8">Дата начала ремонта не позже даты конца ремонта</text:p>
            </text:list-item>
          </text:list>
        </text:list-item>
        <text:list-item>
          <text:p text:style-name="P5">Station stops</text:p>
          <text:list>
            <text:list-item>
              <text:p text:style-name="P8">Если есть и время прибытия, и время отправления, то первое меньше второго</text:p>
            </text:list-item>
            <text:list-item>
              <text:p text:style-name="P9">Станция не является одновременно начальной и конечной (нет такого, что время прибытия и отправления одновременно пусты)</text:p>
            </text:list-item>
            <text:list-item>
              <text:p text:style-name="P10">Время прибытия не имеет секунд</text:p>
            </text:list-item>
            <text:list-item>
              <text:p text:style-name="P10">Время отправления не имеет <text:span text:style-name="T2">секунд</text:span></text:p>
            </text:list-item>
            <text:list-item>
              <text:p text:style-name="P7"><text:span text:style-name="T30">Стоимость «проезда» до начально</text:span><text:span text:style-name="T6">й </text:span><text:span text:style-name="T31">и только начально</text:span>й<text:span text:style-name="T6"> </text:span><text:span text:style-name="T30">станции 0 </text:span><text:span text:style-name="T31">рублей</text:span></text:p>
            </text:list-item>
            <text:list-item>
              <text:p text:style-name="P11"><text:span text:style-name="T31">В</text:span>ремя отправления с начально<text:span text:style-name="T32">й </text:span>станции меньше, чем 24 часа (тип «интервал», там время может быть и больше 24 часов). Для других остановок ограничени<text:span text:style-name="T32">й </text:span>нет</text:p>
            </text:list-item>
          </text:list>
        </text:list-item>
        <text:list-item>
          <text:p text:style-name="P5">Tickets</text:p>
          <text:list>
            <text:list-item>
              <text:p text:style-name="P6"><text:span text:style-name="T1">Цена билета не может быть отрицательно</text:span>й <text:span text:style-name="T2">(если что, цена считается от начальной станции)</text:span></text:p>
            </text:list-item>
            <text:list-item>
              <text:p text:style-name="P8">Время сдачи билета (если она есть) не раньше времени его покупки</text:p>
            </text:list-item>
            <text:list-item>
              <text:p text:style-name="P12">Если билет принят проводником (условно), то продать его уже не получится</text:p>
            </text:list-item>
            <text:list-item>
              <text:p text:style-name="P13">Имеется от 0 до 3 багажных мест</text:p>
            </text:list-item>
            <text:list-item>
              <text:p text:style-name="P23">Суммарная масса багажа на один билет не более 40 кг</text:p>
            </text:list-item>
          </text:list>
        </text:list-item>
        <text:list-item>
          <text:p text:style-name="P16">Trips</text:p>
          <text:list>
            <text:list-item>
              <text:p text:style-name="P8">Причина опоздания не пусто тогда и только тогда, когда не пусто время опоздания</text:p>
            </text:list-item>
          </text:list>
        </text:list-item>
        <text:list-item>
          <text:p text:style-name="P17">Stations</text:p>
          <text:list>
            <text:list-item>
              <text:p text:style-name="P14">Часовой пояс корректный</text:p>
            </text:list-item>
          </text:list>
        </text:list-item>
        <text:list-item>
          <text:p text:style-name="P18">Luggages</text:p>
          <text:list>
            <text:list-item>
              <text:p text:style-name="P15">Масса одно<text:span text:style-name="T14">й </text:span>единицы багажа от 0 до 15 <text:span text:style-name="T15">кг</text:span></text:p>
            </text:list-item>
          </text:list>
        </text:list-item>
      </text:list>
      <text:h text:style-name="P2" text:outline-level="1">Deep constrains</text:h>
      <text:p text:style-name="P1">Предполагается использовать триггеры.</text:p>
      <text:list xml:id="list4185271603" text:style-name="L2">
        <text:list-item>
          <text:p text:style-name="P24">У маршрута <text:span text:style-name="T18">должно быть по одно</text:span>й <text:span text:style-name="T18">начально</text:span>й <text:span text:style-name="T18">и конечно</text:span>й <text:span text:style-name="T18">останов</text:span><text:span text:style-name="T22">ке</text:span><text:span text:style-name="T18"> (критерии таких станци</text:span>й – <text:span text:style-name="T18">отсутствие времени прибытия и отправления соответственно)</text:span></text:p>
        </text:list-item>
        <text:list-item>
          <text:p text:style-name="P25">Нельзя купить билет против движения поезда (по есть с более поздней станции <text:span text:style-name="T4">по</text:span> более раннюю). Также нельзя, чтобы станция отправления и прибытия были одни и теми же</text:p>
        </text:list-item>
        <text:list-item>
          <text:p text:style-name="P25">Нельзя купить билет с или до технической остановки <text:span text:style-name="T5">(критери</text:span>й <text:span text:style-name="T5">тако</text:span>й <text:span text:style-name="T5">станции – отсутствие цены)</text:span></text:p>
        </text:list-item>
        <text:list-item>
          <text:p text:style-name="P26">По маршруту следования стоимость билета монотонно растёт</text:p>
        </text:list-item>
        <text:list-item>
          <text:p text:style-name="P27"><text:soft-page-break/>Нельзя, чтобы в пределах одного маршрута хотя бы касались друг друга периоды стоянки <text:span text:style-name="T33">(осторожно: исключить сравнение остановки с само</text:span>й <text:span text:style-name="T33">собо</text:span>й<text:span text:style-name="T33">)</text:span></text:p>
        </text:list-item>
        <text:list-item>
          <text:p text:style-name="P43"><text:span text:style-name="T11">Время отправления с начально</text:span><text:span text:style-name="T9">й </text:span><text:span text:style-name="T11">станции до времени прибытия на конечную</text:span><text:span text:style-name="T23"> </text:span></text:p>
        </text:list-item>
        <text:list-item>
          <text:p text:style-name="P28">Периоды стоянки промежуточных станций должны быть между отправлением с начальной станции и прибытием на конечную станцию</text:p>
        </text:list-item>
        <text:list-item>
          <text:p text:style-name="P28">Дата начала ремонта локомотива не раньше даты его постройки</text:p>
        </text:list-item>
        <text:list-item>
          <text:p text:style-name="P28">Дата начала осмотра локомотива не раньше даты его постройки</text:p>
        </text:list-item>
        <text:list-item>
          <text:p text:style-name="P29">Время покупки билета не позже отправления со станции отправления (но может быть позже времени прибытия на станцию отправления)</text:p>
        </text:list-item>
        <text:list-item>
          <text:p text:style-name="P29">Время возврата билета не позже отправления со станции отправления (но может быть позже времени прибытия на станцию отправления)</text:p>
        </text:list-item>
        <text:list-item>
          <text:p text:style-name="P30">Локомотив не может быть отправлен в ремонт, если он на работе</text:p>
        </text:list-item>
        <text:list-item>
          <text:p text:style-name="P31">Локомотив не может быть выпущен на работу, если он в ремонте</text:p>
        </text:list-item>
        <text:list-item>
          <text:p text:style-name="P32">Ре<text:span text:style-name="T3">й</text:span>сы локомотива не могут пересекаться между собо<text:span text:style-name="T3">й</text:span><text:span text:style-name="T28"> </text:span><text:span text:style-name="T29">(осторожно: исключить сравнение ре</text:span><text:span text:style-name="T3">й</text:span><text:span text:style-name="T29">са с самим собо</text:span><text:span text:style-name="T3">й</text:span><text:span text:style-name="T29">)</text:span></text:p>
        </text:list-item>
        <text:list-item>
          <text:p text:style-name="P33">Ремонт может быть «вызван» только тем осмотром, которы<text:span text:style-name="T3">й </text:span>выявил неудовлетворительное состояние локомотива</text:p>
        </text:list-item>
        <text:list-item>
          <text:p text:style-name="P34">Также тако<text:span text:style-name="T3">й </text:span>ремонт не раньше такого осмотра</text:p>
        </text:list-item>
        <text:list-item>
          <text:p text:style-name="P35">Также тако<text:span text:style-name="T3">й </text:span>ремонт относится к тому же локомотиву</text:p>
        </text:list-item>
        <text:list-item>
          <text:p text:style-name="P36">Номер места не больше количества мест в поезде</text:p>
        </text:list-item>
        <text:list-item>
          <text:p text:style-name="P37"><text:span text:style-name="T35">Нельзя купить билет </text:span><text:span text:style-name="T7">на занятое </text:span><text:span text:style-name="T8">хотя бы на одном промежутке маршрута следования</text:span><text:span text:style-name="T7"> место </text:span><text:span text:style-name="T16">(просмотр по другим несданным билетам, </text:span><text:span text:style-name="T34">осторожно: исключить сравнение билета с самим собо</text:span>й<text:span text:style-name="T16">)</text:span></text:p>
        </text:list-item>
        <text:list-item>
          <text:p text:style-name="P44">При модификации остановок</text:p>
          <text:list>
            <text:list-item>
              <text:p text:style-name="P44"><text:span text:style-name="T29">Н</text:span>а всех маршрутах всё так же по одно<text:span text:style-name="T25">й </text:span><text:span text:style-name="T24">начально</text:span><text:span text:style-name="T25">й </text:span><text:span text:style-name="T24">остановке</text:span></text:p>
            </text:list-item>
            <text:list-item>
              <text:p text:style-name="P45"><text:span text:style-name="T26">Н</text:span><text:span text:style-name="T24">а всех маршрутах всё так же по одно</text:span><text:span text:style-name="T25">й </text:span><text:span text:style-name="T24">конечно</text:span><text:span text:style-name="T25">й </text:span><text:span text:style-name="T24">остановке</text:span></text:p>
            </text:list-item>
            <text:list-item>
              <text:p text:style-name="P39">Начальная станция всё так же до конечно<text:span text:style-name="T3">й</text:span></text:p>
            </text:list-item>
            <text:list-item>
              <text:p text:style-name="P45"><text:span text:style-name="T12">В</text:span><text:span text:style-name="T9">се промежуточные остановки всё так же между начально</text:span><text:span text:style-name="T13">й </text:span><text:span text:style-name="T9">и конечно</text:span><text:span text:style-name="T13">й</text:span></text:p>
            </text:list-item>
          </text:list>
        </text:list-item>
        <text:list-item>
          <text:p text:style-name="P38"><text:span text:style-name="T16">В билете </text:span><text:span text:style-name="T19">id станци</text:span>й <text:span text:style-name="T19">отправления и прибытия должны содержаться в маршруте следования</text:span></text:p>
        </text:list-item>
        <text:list-item>
          <text:p text:style-name="P20">Работник принят на работу не раньше текущего дня</text:p>
        </text:list-item>
        <text:list-item>
          <text:p text:style-name="P21">Локомотивная бригада локомотива и вправду локомотивная</text:p>
        </text:list-item>
        <text:list-item>
          <text:p text:style-name="P21">Ремонтная бригада локомотива и вправду ремо<text:span text:style-name="T21">н</text:span>тная</text:p>
        </text:list-item>
        <text:list-item>
          <text:p text:style-name="P22">Время начала задержки находится между временем отправления с начально<text:span text:style-name="T3">й </text:span>станции и временем прибытия на конечную</text:p>
        </text:list-item>
      </text:list>
      <text:h text:style-name="P3" text:outline-level="1"><text:soft-page-break/>Другие де<text:span text:style-name="T3">й</text:span>ствия с триггерами</text:h>
      <text:list xml:id="list2370539304" text:style-name="L3">
        <text:list-item>
          <text:p text:style-name="P40">Формирование стоимости билета. Способ формирования – разность стоимости проезда от начально<text:span text:style-name="T3">й </text:span>станции до станции назначения и проезда от начально<text:span text:style-name="T3">й </text:span>станции до станции отправления</text:p>
        </text:list-item>
        <text:list-item>
          <text:p text:style-name="P40">То же самое для багажа. Только цена берётся по формуле (стоимость_как_за_человека) * (<text:span text:style-name="T17">1/4+масса/</text:span><text:span text:style-name="T36">15</text:span>)</text:p>
        </text:list-item>
        <text:list-item>
          <text:p text:style-name="P41"><text:span text:style-name="T20">Полные и короткие названия станци</text:span>й <text:span text:style-name="T20">переводятся в верхни</text:span>й <text:span text:style-name="T20">регистр</text:span></text:p>
        </text:list-item>
        <text:list-item>
          <text:p text:style-name="P42">Если не задано короткое название станции, оно приравнивается к полному</text:p>
        </text:list-item>
        <text:list-item>
          <text:p text:style-name="P46">Увеличение счётчика количества багажных мест при добавлении нового багажа</text:p>
        </text:list-item>
        <text:list-item>
          <text:p text:style-name="P46">Уменьшение счётчика количества багажных мест с первого билета у его увеличении на втором билете при перемещении багажа</text:p>
        </text:list-item>
        <text:list-item>
          <text:p text:style-name="P46">Уменьшение счётчика количества багажных мест при удалении багажа</text:p>
        </text:list-item>
        <text:list-item>
          <text:p text:style-name="P47">Пункты 4-6 для массы багажа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Муратов</meta:initial-creator>
    <meta:creation-date>2023-02-25T23:48:27.877864201</meta:creation-date>
    <dc:date>2023-04-19T12:55:25.858671458</dc:date>
    <dc:creator>Максим Муратов</dc:creator>
    <meta:editing-duration>P1DT2H51M28S</meta:editing-duration>
    <meta:editing-cycles>54</meta:editing-cycles>
    <meta:generator>LibreOffice/7.0.4.2$Linux_X86_64 LibreOffice_project/00$Build-2</meta:generator>
    <meta:document-statistic meta:table-count="0" meta:image-count="0" meta:object-count="0" meta:page-count="3" meta:paragraph-count="67" meta:word-count="708" meta:character-count="4508" meta:non-whitespace-character-count="3924"/>
  </office:meta>
</office:document-meta>
</file>